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a2e1" officeooo:paragraph-rsid="0007a2e1"/>
    </style:style>
    <style:style style:name="P2" style:family="paragraph" style:parent-style-name="Standard">
      <style:text-properties officeooo:rsid="000efa95" officeooo:paragraph-rsid="000efa95"/>
    </style:style>
    <style:style style:name="P3" style:family="paragraph" style:parent-style-name="Standard">
      <style:text-properties officeooo:rsid="0010ed49" officeooo:paragraph-rsid="0010ed49"/>
    </style:style>
    <style:style style:name="P4" style:family="paragraph" style:parent-style-name="Standard">
      <style:text-properties fo:font-weight="bold" officeooo:rsid="001c8f01" officeooo:paragraph-rsid="0007a2e1" style:font-weight-asian="bold" style:font-weight-complex="bold"/>
    </style:style>
    <style:style style:name="P5" style:family="paragraph" style:parent-style-name="Standard">
      <style:text-properties fo:font-weight="normal" officeooo:rsid="00148e5d" officeooo:paragraph-rsid="00148e5d" style:font-weight-asian="normal" style:font-weight-complex="normal"/>
    </style:style>
    <style:style style:name="P6" style:family="paragraph" style:parent-style-name="Standard">
      <style:text-properties fo:font-weight="normal" officeooo:rsid="0017bb14" officeooo:paragraph-rsid="0017bb14" style:font-weight-asian="normal" style:font-weight-complex="normal"/>
    </style:style>
    <style:style style:name="P7" style:family="paragraph" style:parent-style-name="Standard">
      <style:text-properties fo:font-weight="normal" officeooo:rsid="001982c3" officeooo:paragraph-rsid="001982c3" style:font-weight-asian="normal" style:font-weight-complex="normal"/>
    </style:style>
    <style:style style:name="P8" style:family="paragraph" style:parent-style-name="Standard">
      <style:text-properties officeooo:rsid="001c8f01" officeooo:paragraph-rsid="0007a2e1"/>
    </style:style>
    <style:style style:name="P9" style:family="paragraph" style:parent-style-name="Standard">
      <style:text-properties officeooo:rsid="0019a0e4" officeooo:paragraph-rsid="0019a0e4"/>
    </style:style>
    <style:style style:name="P10" style:family="paragraph" style:parent-style-name="Text_20_body">
      <style:text-properties fo:font-weight="bold" officeooo:rsid="0008e6fb" officeooo:paragraph-rsid="000efa95" style:font-weight-asian="bold" style:font-weight-complex="bold"/>
    </style:style>
    <style:style style:name="P11" style:family="paragraph" style:parent-style-name="Text_20_body">
      <style:text-properties officeooo:rsid="0019a0e4" officeooo:paragraph-rsid="0019a0e4"/>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5b3a9" style:font-style-asian="normal" style:font-style-complex="normal"/>
    </style:style>
    <style:style style:name="T4" style:family="text">
      <style:text-properties fo:font-style="normal" officeooo:rsid="00174ff8" style:font-style-asian="normal" style:font-style-complex="normal"/>
    </style:style>
    <style:style style:name="T5" style:family="text">
      <style:text-properties fo:font-style="normal" officeooo:rsid="0017bb14" style:font-style-asian="normal" style:font-style-complex="normal"/>
    </style:style>
    <style:style style:name="T6" style:family="text">
      <style:text-properties officeooo:rsid="0015b3a9"/>
    </style:style>
    <style:style style:name="T7" style:family="text">
      <style:text-properties fo:font-weight="normal" style:font-weight-asian="normal" style:font-weight-complex="normal"/>
    </style:style>
    <style:style style:name="T8" style:family="text">
      <style:text-properties officeooo:rsid="001a78a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eekly reflection:</text:p>
      <text:p text:style-name="P4"/>
      <text:p text:style-name="P5">Smalltalk is reasonably readable due to its simplicity and regularity, everything is an object and can be treated in the same way. The syntax is <text:span text:style-name="T6">simple and well-designed,</text:span> particularly the use of := for assignment and = or == for equality. <text:span text:style-name="T6">Apart from assignment, most statements follow a simple syntax</text:span> syntax since most of smalltalk is simply message passing between objects. The syntax typically follows <text:span text:style-name="T1">object action: message/parameter</text:span><text:span text:style-name="T2"> although sometimes the last one is not necessary. </text:span><text:span text:style-name="T3">It can be hard in smalltalk to determine wh</text:span><text:span text:style-name="T4">at belongs to a class definition. This is because there is the initial definition and then the class can be extended </text:span><text:span text:style-name="T5">at any point </text:span><text:span text:style-name="T4">to add any </text:span><text:span text:style-name="T5">methods. This allows an object to be created then a new method defined, then the previously constructed object can use that new method. While this is flexible and may be useful, it can make it hard to determine what belongs together and allows for increased coupling.</text:span></text:p>
      <text:p text:style-name="P5"/>
      <text:p text:style-name="P6">Due to its simplicity and regularity, smalltalk is quite writeable. The simple and regular syntax makes it quick to learn and easy to use. There is an exception to this. Sometimes a line will need to be ended with ‘.’ and sometimes with ‘!’ and sometimes with nothing at all. While there is reasons for when each scenario is necessary, this inconsistency can be annoying and mistakes can easily be made. The regularity that is a result of everything being an object makes increases writeability. This means there is no types, only object, and so no type conversion is necessary, each object simply implements a method with the functionality required allowing multiple objects to be treated the same way. An example of this is using the printNl statement. Since every object implements the printOn: method, when printing it is not necessary to convert any objects to a string .</text:p>
      <text:p text:style-name="P6"/>
      <text:p text:style-name="P7">Smalltalk is somewhat reliable. It implements exception handling well, providing good defence in depth but it doesn’t really provide information hiding. Since any class can have a method added to it at any time, the private class fields can be accessed and used in ways they maybe shouldn’t be allowed to. This is a security flaw since private information can easily be accessed.</text:p>
      <text:p text:style-name="P1"/>
      <text:p text:style-name="P10">How does your implementation of fizz buzz here compare with the implementations you wrote in Fortran and Algol in terms of readability and writeability?</text:p>
      <text:p text:style-name="P11"><text:span text:style-name="T7">The smalltalk implementation is an improvement both in readability and writeability when compared to Fortran and an improvement in writeability compared to Algol. The column restricitons in Fortran and the use of implicit gotos makes it harder to read and write than smalltalk, moreover strings are a pain in Fortran since there isn’t a string type. Algol is more readable than smalltalk due to its clear block structure although allowing spaces in labels can make it unclear at times. Smalltalk doesn’t enforce a rigid control strucutre. While this allows it to be more flexible, it can be harder to read since the class definition can appear in multiple different places. The extra flexibility, and the regularity provided by having everything as an object, makes smalltalk more writeable than algol. Having to convert integers to strings manually made the algol implementation significantly less writeable.</text:span></text:p>
      <text:p text:style-name="P2"/>
      <text:p text:style-name="P3">TO RUN:</text:p>
      <text:p text:style-name="P3">gst -g fizzbuzz.st</text:p>
      <text:p text:style-name="P3">The -g is to suppress garbage collection messages.</text:p>
      <text:p text:style-name="P3"/>
      <text:p text:style-name="P9">Testing:</text:p>
      <text:p text:style-name="P9">The last 2 lines in the program test the fizzbuzz object creation and run the algorithm. The output was then tested to check it adhered to the fizzbuzz algorithm. This was originally done with the 100 <text:soft-page-break/>iterations. There is also some additional testing commented out that was used to <text:span text:style-name="T8">test the ability to add methods to classes from anywhere.</text:span></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5T16:57:53.687345818</meta:creation-date>
    <dc:date>2021-10-22T22:20:38.055985799</dc:date>
    <meta:editing-duration>PT15M41S</meta:editing-duration>
    <meta:editing-cycles>7</meta:editing-cycles>
    <meta:generator>LibreOffice/6.4.7.2$Linux_X86_64 LibreOffice_project/40$Build-2</meta:generator>
    <meta:document-statistic meta:table-count="0" meta:image-count="0" meta:object-count="0" meta:page-count="2" meta:paragraph-count="11" meta:word-count="611" meta:character-count="3694" meta:non-whitespace-character-count="3094"/>
  </office:meta>
</office:document-meta>
</file>